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50000019564984596C587DBEA.png" manifest:media-type="image/png"/>
  <manifest:file-entry manifest:full-path="Pictures/100002010000020200000090AD4F666879166585.png" manifest:media-type="image/png"/>
  <manifest:file-entry manifest:full-path="Pictures/10000201000002950000009396DE8358D57E7174.png" manifest:media-type="image/png"/>
  <manifest:file-entry manifest:full-path="Pictures/100002010000038C0000029AB8EAEC060C66D564.png" manifest:media-type="image/png"/>
  <manifest:file-entry manifest:full-path="Pictures/1000000000000CEC000009B14875E66B9DEA57F2.png" manifest:media-type="image/png"/>
  <manifest:file-entry manifest:full-path="Pictures/10000201000002BC0000003C22908848276822B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none" fo:min-height="0.844cm"/>
      <style:paragraph-properties style:writing-mode="lr-tb"/>
    </style:style>
    <style:style style:name="gr6" style:family="graphic" style:parent-style-name="standard">
      <style:graphic-properties draw:stroke="none" draw:fill="none" fo:min-height="3.576cm"/>
      <style:paragraph-properties style:writing-mode="lr-tb"/>
    </style:style>
    <style:style style:name="gr7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схожести объектов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20.4cm" svg:height="1.2cm" svg:x="1.6cm" svg:y="4.2cm">
          <draw:text-box>
            <text:p text:style-name="P3"><text:span text:style-name="T5">Siamese neural network <text:s/>/ <text:s/>Cиамские нейросети</text:span></text:p>
          </draw:text-box>
        </draw:frame>
        <draw:frame draw:style-name="gr3" draw:text-style-name="P5" draw:layer="layout" svg:width="13.4cm" svg:height="9.829cm" svg:x="1.4cm" svg:y="5.171cm">
          <draw:image xlink:href="Pictures/100002010000038C0000029AB8EAEC060C66D564.png" xlink:type="simple" xlink:show="embed" xlink:actuate="onLoad" draw:mime-type="image/png">
            <text:p/>
          </draw:image>
        </draw:frame>
        <draw:frame draw:style-name="gr4" draw:text-style-name="P6" draw:layer="layout" svg:width="16.436cm" svg:height="0.989cm" svg:x="0.8cm" svg:y="19.211cm">
          <draw:text-box>
            <text:p><text:span text:style-name="T6"><text:a xlink:href="https://habr.com/ru/company/mailru/blog/468075/" xlink:type="simple">https://habr.com/ru/company/mailru/blog/468075/</text:a></text:span></text:p>
          </draw:text-box>
        </draw:frame>
        <draw:frame draw:style-name="gr3" draw:text-style-name="P5" draw:layer="layout" svg:width="18.52cm" svg:height="1.587cm" svg:x="3.68cm" svg:y="17.013cm">
          <draw:image xlink:href="Pictures/10000201000002BC0000003C22908848276822B7.png" xlink:type="simple" xlink:show="embed" xlink:actuate="onLoad" draw:mime-type="image/png">
            <text:p/>
          </draw:image>
        </draw:frame>
        <draw:frame draw:style-name="gr5" draw:text-style-name="P7" draw:layer="layout" svg:width="24.958cm" svg:height="1.094cm" svg:x="1cm" svg:y="15.306cm">
          <draw:text-box>
            <text:p><text:span text:style-name="T7">Contrastive loss - функция потери основанная на метрике D</text:span></text:p>
          </draw:text-box>
        </draw:frame>
        <draw:frame draw:style-name="gr6" draw:text-style-name="P8" draw:layer="layout" svg:width="10cm" svg:height="3.826cm" svg:x="15.6cm" svg:y="7.574cm">
          <draw:text-box>
            <text:p><text:span text:style-name="T8">Metric learning </text:span></text:p>
            <text:p><text:span text:style-name="T8"/></text:p>
            <text:p><text:span text:style-name="T8">оценка схожести объект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3" draw:text-style-name="P5" draw:layer="layout" svg:width="13.388cm" svg:height="2.976cm" svg:x="1cm" svg:y="15.6cm">
          <draw:image xlink:href="Pictures/10000201000002950000009396DE8358D57E7174.png" xlink:type="simple" xlink:show="embed" xlink:actuate="onLoad" draw:mime-type="image/png">
            <text:p/>
          </draw:image>
        </draw:frame>
        <draw:frame draw:style-name="gr3" draw:text-style-name="P5" draw:layer="layout" svg:width="12.116cm" svg:height="3.394cm" svg:x="14.684cm" svg:y="15.4cm">
          <draw:image xlink:href="Pictures/100002010000020200000090AD4F666879166585.png" xlink:type="simple" xlink:show="embed" xlink:actuate="onLoad" draw:mime-type="image/png">
            <text:p/>
          </draw:image>
        </draw:frame>
        <draw:frame draw:style-name="gr3" draw:text-style-name="P5" draw:layer="layout" svg:width="23.421cm" svg:height="9.995cm" svg:x="1.379cm" svg:y="4.405cm">
          <draw:image xlink:href="Pictures/10000000000003B50000019564984596C587DB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7" draw:text-style-name="P10" draw:layer="layout" svg:width="25cm" svg:height="12.482cm" svg:x="2cm" svg:y="5.8cm">
          <draw:text-box>
            <text:p><text:span text:style-name="T7">git clone </text:span><text:span text:style-name="T9">https://github.com/mechanoid5/ml_lectorium.git</text:span></text:p>
            <text:p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Применение сиамских нейросетей в поиске</text:span></text:p>
            <text:p text:style-name="P3"><text:span text:style-name="T7"><text:a xlink:href="https://habr.com/ru/company/mailru/blog/468075/" xlink:type="simple">https://habr.com/ru/company/mailru/blog/468075/</text:a></text:span></text:p>
            <text:p text:style-name="P3"><text:span text:style-name="T7"/></text:p>
            <text:p text:style-name="P3"><text:span text:style-name="T7"/></text:p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31T16:43:29.466547106</dc:date>
    <meta:editing-duration>P2DT12M19S</meta:editing-duration>
    <meta:editing-cycles>587</meta:editing-cycles>
    <meta:generator>LibreOffice/7.1.2.2$Linux_X86_64 LibreOffice_project/10$Build-2</meta:generator>
    <meta:document-statistic meta:object-count="55"/>
  </office:meta>
</office:document-meta>
</file>